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317092742C9.svm" manifest:media-type=""/>
  <manifest:file-entry manifest:full-path="Pictures/20000001000000AA000000F2DDB2618B.svm" manifest:media-type=""/>
  <manifest:file-entry manifest:full-path="Pictures/20000001000001640000012D60A1FB1C.svm" manifest:media-type=""/>
  <manifest:file-entry manifest:full-path="Pictures/200000010000023700000317322EA70A.svm" manifest:media-type=""/>
  <manifest:file-entry manifest:full-path="Pictures/200000010000017D00000142CF7A6707.svm" manifest:media-type=""/>
  <manifest:file-entry manifest:full-path="Pictures/200000010000055D00000327770FF153.svm" manifest:media-type=""/>
  <manifest:file-entry manifest:full-path="Pictures/200000010000108C0000039A64AA7CF0.svm" manifest:media-type=""/>
  <manifest:file-entry manifest:full-path="Pictures/2000000100000C6800000327AD9F0E2C.svm" manifest:media-type=""/>
  <manifest:file-entry manifest:full-path="Pictures/200000010000018500000142AEA88071.svm" manifest:media-type=""/>
  <manifest:file-entry manifest:full-path="Pictures/200000010000051A0000012DAE5F9A79.svm" manifest:media-type=""/>
  <manifest:file-entry manifest:full-path="Pictures/20000002000001DA00000143727AA45F.eps" manifest:media-type=""/>
  <manifest:file-entry manifest:full-path="Pictures/20000001000002690000013145689BC3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frac{2 I_C}{\beta \left(\beta+1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frac{2 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frac{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2§display§I{\hspace{3mm}}&amp;=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 \hspace{3mm}=I_C+\frac{2 I_C}{\beta \left(\beta+1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 \hspace{4mm}=\frac{I \hspace{3mm}}{1+\frac{2}{\beta \left(\beta+1 \right)}} \approx \frac{I \hspace{3mm}}{1+\frac{2}{\beta^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62cm" svg:height="4.063cm" svg:x="1.347cm" svg:y="0.727cm">
          <draw:image xlink:href="Pictures/20000002000001DA00000143727AA45F.eps" xlink:type="simple" xlink:show="embed" xlink:actuate="onLoad">
            <text:p/>
          </draw:image>
        </draw:frame>
        <draw:line draw:style-name="gr2" draw:text-style-name="P1" draw:layer="layout" svg:x1="1.502cm" svg:y1="3.206cm" svg:x2="1.502cm" svg:y2="3.62cm">
          <text:p/>
        </draw:line>
        <draw:line draw:style-name="gr2" draw:text-style-name="P1" draw:layer="layout" svg:x1="7.176cm" svg:y1="2.601cm" svg:x2="7.176cm" svg:y2="3.225cm">
          <text:p/>
        </draw:line>
        <draw:line draw:style-name="gr2" draw:text-style-name="P1" draw:layer="layout" svg:x1="5.584cm" svg:y1="4.202cm" svg:x2="6.208cm" svg:y2="4.202cm">
          <text:p/>
        </draw:line>
        <draw:line draw:style-name="gr2" draw:text-style-name="P1" draw:layer="layout" svg:x1="4.305cm" svg:y1="4.202cm" svg:x2="3.681cm" svg:y2="4.202cm">
          <text:p/>
        </draw:line>
        <draw:line draw:style-name="gr2" draw:text-style-name="P1" draw:layer="layout" svg:x1="5.049cm" svg:y1="3.494cm" svg:x2="5.049cm" svg:y2="3.906cm">
          <text:p/>
        </draw:line>
        <draw:line draw:style-name="gr2" draw:text-style-name="P1" draw:layer="layout" svg:x1="2.902cm" svg:y1="2.91cm" svg:x2="3.526cm" svg:y2="2.91cm">
          <text:p/>
        </draw:line>
        <draw:line draw:style-name="gr2" draw:text-style-name="P1" draw:layer="layout" svg:x1="7.181cm" svg:y1="1.444cm" svg:x2="7.181cm" svg:y2="2.068cm">
          <text:p/>
        </draw:line>
        <draw:frame draw:style-name="gr3" draw:text-style-name="P1" draw:layer="layout" svg:width="0.739cm" svg:height="0.365cm" svg:x="1.344cm" svg:y="0.39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39cm" svg:height="0.365cm" svg:x="4.465cm" svg:y="0.38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85cm" svg:x="1.059cm" svg:y="4.05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169cm" svg:y="4.246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5.006cm" svg:y="2.548cm">
          <draw:image xlink:href="Pictures/2000000100000185000001422D48D226.svm" xlink:type="simple" xlink:show="embed" xlink:actuate="onLoad">
            <text:p/>
          </draw:image>
        </draw:frame>
        <draw:frame draw:style-name="gr7" draw:text-style-name="P1" draw:layer="layout" svg:width="1.098cm" svg:height="0.645cm" svg:x="2.752cm" svg:y="2.038cm">
          <draw:image xlink:href="Pictures/200000010000055D00000327770FF153.svm" xlink:type="simple" xlink:show="embed" xlink:actuate="onLoad">
            <text:p/>
          </draw:image>
        </draw:frame>
        <draw:frame draw:style-name="gr8" draw:text-style-name="P1" draw:layer="layout" svg:width="0.453cm" svg:height="0.632cm" svg:x="5.192cm" svg:y="3.313cm">
          <draw:image xlink:href="Pictures/200000010000023700000317322EA70A.svm" xlink:type="simple" xlink:show="embed" xlink:actuate="onLoad">
            <text:p/>
          </draw:image>
        </draw:frame>
        <draw:frame draw:style-name="gr9" draw:text-style-name="P1" draw:layer="layout" svg:width="0.284cm" svg:height="0.24cm" svg:x="1.096cm" svg:y="3.247cm">
          <draw:image xlink:href="Pictures/20000001000001640000012D60A1FB1C.svm" xlink:type="simple" xlink:show="embed" xlink:actuate="onLoad">
            <text:p/>
          </draw:image>
        </draw:frame>
        <draw:frame draw:style-name="gr10" draw:text-style-name="P1" draw:layer="layout" svg:width="0.426cm" svg:height="0.36cm" svg:x="7.275cm" svg:y="2.733cm">
          <draw:image xlink:href="Pictures/20000001000001640000012D60A1FB1C.svm" xlink:type="simple" xlink:show="embed" xlink:actuate="onLoad">
            <text:p/>
          </draw:image>
        </draw:frame>
        <draw:frame draw:style-name="gr11" draw:text-style-name="P1" draw:layer="layout" svg:width="0.314cm" svg:height="0.632cm" svg:x="3.83cm" svg:y="4.386cm">
          <draw:image xlink:href="Pictures/200000010000018A00000317092742C9.svm" xlink:type="simple" xlink:show="embed" xlink:actuate="onLoad">
            <text:p/>
          </draw:image>
        </draw:frame>
        <draw:frame draw:style-name="gr11" draw:text-style-name="P1" draw:layer="layout" svg:width="0.314cm" svg:height="0.632cm" svg:x="5.643cm" svg:y="4.386cm">
          <draw:image xlink:href="Pictures/200000010000018A00000317092742C9.svm" xlink:type="simple" xlink:show="embed" xlink:actuate="onLoad">
            <text:p/>
          </draw:image>
        </draw:frame>
        <draw:frame draw:style-name="gr12" draw:text-style-name="P1" draw:layer="layout" svg:width="0.203cm" svg:height="0.289cm" svg:x="0.734cm" svg:y="1.34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2" draw:layer="layout" svg:width="1.014cm" svg:height="0.696cm" svg:x="0.685cm" svg:y="1.268cm">
          <draw:text-box>
            <text:p><text:span text:style-name="T1">حوالہ</text:span></text:p>
          </draw:text-box>
        </draw:frame>
        <draw:frame draw:style-name="gr12" draw:text-style-name="P1" draw:layer="layout" svg:width="0.203cm" svg:height="0.289cm" svg:x="7.357cm" svg:y="1.569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2" draw:layer="layout" svg:width="1.09cm" svg:height="0.696cm" svg:x="7.259cm" svg:y="1.468cm">
          <draw:text-box>
            <text:p><text:span text:style-name="T1">عکس</text:span></text:p>
          </draw:text-box>
        </draw:frame>
        <draw:frame draw:style-name="gr14" draw:text-style-name="P1" draw:layer="layout" svg:width="1.566cm" svg:height="0.36cm" svg:x="9.708cm" svg:y="0.914cm">
          <draw:image xlink:href="Pictures/200000010000051A0000012DAE5F9A79.svm" xlink:type="simple" xlink:show="embed" xlink:actuate="onLoad">
            <text:p/>
          </draw:image>
        </draw:frame>
        <draw:frame draw:style-name="gr13" draw:text-style-name="P2" draw:layer="layout" svg:width="1.09cm" svg:height="0.696cm" svg:x="9.533cm" svg:y="0.864cm">
          <draw:text-box>
            <text:p><text:span text:style-name="T1">عکس</text:span></text:p>
          </draw:text-box>
        </draw:frame>
        <draw:frame draw:style-name="gr15" draw:text-style-name="P1" draw:layer="layout" svg:width="3.81cm" svg:height="0.967cm" svg:x="8.954cm" svg:y="1.398cm">
          <draw:image xlink:href="Pictures/2000000100000C6800000327AD9F0E2C.svm" xlink:type="simple" xlink:show="embed" xlink:actuate="onLoad">
            <text:p/>
          </draw:image>
        </draw:frame>
        <draw:frame draw:style-name="gr13" draw:text-style-name="P2" draw:layer="layout" svg:width="1.014cm" svg:height="0.696cm" svg:x="8.84cm" svg:y="1.673cm">
          <draw:text-box>
            <text:p><text:span text:style-name="T1">حوالہ</text:span></text:p>
          </draw:text-box>
        </draw:frame>
        <draw:frame draw:style-name="gr13" draw:text-style-name="P2" draw:layer="layout" svg:width="1.014cm" svg:height="0.696cm" svg:x="9.867cm" svg:y="3.478cm">
          <draw:text-box>
            <text:p><text:span text:style-name="T1">حوالہ</text:span></text:p>
          </draw:text-box>
        </draw:frame>
        <draw:frame draw:style-name="gr13" draw:text-style-name="P2" draw:layer="layout" svg:width="1.014cm" svg:height="0.696cm" svg:x="11.711cm" svg:y="3.47cm">
          <draw:text-box>
            <text:p><text:span text:style-name="T1">حوالہ</text:span></text:p>
          </draw:text-box>
        </draw:frame>
        <draw:frame draw:style-name="gr13" draw:text-style-name="P2" draw:layer="layout" svg:width="1.09cm" svg:height="0.696cm" svg:x="8.193cm" svg:y="3.75cm">
          <draw:text-box>
            <text:p><text:span text:style-name="T1">عکس</text:span></text:p>
          </draw:text-box>
        </draw:frame>
        <draw:frame draw:style-name="gr16" draw:text-style-name="P1" draw:layer="layout" svg:width="4.235cm" svg:height="0.921cm" svg:x="8.316cm" svg:y="3.605cm">
          <draw:image xlink:href="Pictures/200000010000108C0000039A64AA7CF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08:56:54</dc:date>
    <dc:creator>kkk </dc:creator>
    <meta:editing-duration>PT24M2S</meta:editing-duration>
    <meta:editing-cycles>4</meta:editing-cycles>
    <meta:generator>LibreOffice/3.3$Linux LibreOffice_project/330m19$Build-401</meta:generator>
    <meta:document-statistic meta:object-count="31"/>
  </office:meta>
</office:document-meta>
</file>